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1.628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72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 style:data-style-name="N8003">
      <style:table-cell-properties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code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pop2000</text:p>
          </table:table-cell>
          <table:table-cell table:style-name="Default" office:value-type="string">
            <text:p>pop2010</text:p>
          </table:table-cell>
          <table:table-cell table:style-name="Default" office:value-type="string">
            <text:p>prov</text:p>
          </table:table-cell>
          <table:table-cell table:style-name="Default" office:value-type="string">
            <text:p>county</text:p>
          </table:table-cell>
          <table:table-cell office:value-type="string">
            <text:p>obs</text:p>
          </table:table-cell>
          <table:table-cell office:value-type="string">
            <text:p>pib/hab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CShe0005</text:p>
          </table:table-cell>
          <table:table-cell table:style-name="ce2" office:value-type="string">
            <text:p>Shenzhen</text:p>
          </table:table-cell>
          <table:table-cell office:value-type="float" office:value="7008831">
            <text:p>7 008 831</text:p>
          </table:table-cell>
          <table:table-cell office:value-type="float" office:value="10358381">
            <text:p>10 358 381</text:p>
          </table:table-cell>
          <table:table-cell office:value-type="float" office:value="44">
            <text:p>44</text:p>
          </table:table-cell>
          <table:table-cell office:value-type="float" office:value="4403">
            <text:p>4403</text:p>
          </table:table-cell>
          <table:table-cell/>
          <table:table-cell table:style-name="ce4" office:value-type="float" office:value="163750">
            <text:p>16375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CDou0123</text:p>
          </table:table-cell>
          <table:table-cell office:value-type="string">
            <text:p>Doumen</text:p>
          </table:table-cell>
          <table:table-cell office:value-type="float" office:value="795131">
            <text:p>795 131</text:p>
          </table:table-cell>
          <table:table-cell office:value-type="float" office:value="831764">
            <text:p>831 764</text:p>
          </table:table-cell>
          <table:table-cell office:value-type="float" office:value="44">
            <text:p>44</text:p>
          </table:table-cell>
          <table:table-cell office:value-type="float" office:value="4404">
            <text:p>4404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CXia0172</text:p>
          </table:table-cell>
          <table:table-cell office:value-type="string">
            <text:p>Xiangzhou</text:p>
          </table:table-cell>
          <table:table-cell office:value-type="float" office:value="41641">
            <text:p>41 641</text:p>
          </table:table-cell>
          <table:table-cell office:value-type="float" office:value="632311">
            <text:p>632 311</text:p>
          </table:table-cell>
          <table:table-cell office:value-type="float" office:value="44">
            <text:p>44</text:p>
          </table:table-cell>
          <table:table-cell office:value-type="float" office:value="4404">
            <text:p>4404</text:p>
          </table:table-cell>
          <table:table-cell office:value-type="string">
            <text:p>(pib Zhuhai)</text:p>
          </table:table-cell>
          <table:table-cell table:style-name="ce4" office:value-type="float" office:value="20141">
            <text:p>2014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CGua0003</text:p>
          </table:table-cell>
          <table:table-cell table:style-name="ce2" office:value-type="string">
            <text:p>Guangzhou</text:p>
          </table:table-cell>
          <table:table-cell office:value-type="float" office:value="12163911">
            <text:p>12 163 911</text:p>
          </table:table-cell>
          <table:table-cell office:value-type="float" office:value="18909919">
            <text:p>18 909 919</text:p>
          </table:table-cell>
          <table:table-cell office:value-type="float" office:value="44">
            <text:p>44</text:p>
          </table:table-cell>
          <table:table-cell office:value-type="float" office:value="4406">
            <text:p>4406</text:p>
          </table:table-cell>
          <table:table-cell office:value-type="string">
            <text:p>includes foshan</text:p>
          </table:table-cell>
          <table:table-cell table:style-name="ce4" office:value-type="float" office:value="165558">
            <text:p>16555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CGao0270</text:p>
          </table:table-cell>
          <table:table-cell office:value-type="string">
            <text:p>Gaoming</text:p>
          </table:table-cell>
          <table:table-cell office:value-type="float" office:value="330746">
            <text:p>330 746</text:p>
          </table:table-cell>
          <table:table-cell office:value-type="float" office:value="420044">
            <text:p>420 044</text:p>
          </table:table-cell>
          <table:table-cell office:value-type="float" office:value="44">
            <text:p>44</text:p>
          </table:table-cell>
          <table:table-cell office:value-type="float" office:value="4406">
            <text:p>4406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CJia0094</text:p>
          </table:table-cell>
          <table:table-cell office:value-type="string">
            <text:p>JiangMen</text:p>
          </table:table-cell>
          <table:table-cell office:value-type="float" office:value="536317">
            <text:p>536 317</text:p>
          </table:table-cell>
          <table:table-cell office:value-type="float" office:value="973459">
            <text:p>973 459</text:p>
          </table:table-cell>
          <table:table-cell office:value-type="float" office:value="44">
            <text:p>44</text:p>
          </table:table-cell>
          <table:table-cell office:value-type="float" office:value="4407">
            <text:p>4407</text:p>
          </table:table-cell>
          <table:table-cell/>
          <table:table-cell table:style-name="ce4" office:value-type="float" office:value="26908">
            <text:p>2690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CXin0161</text:p>
          </table:table-cell>
          <table:table-cell office:value-type="string">
            <text:p>Xinhui</text:p>
          </table:table-cell>
          <table:table-cell office:value-type="float" office:value="340214">
            <text:p>340 214</text:p>
          </table:table-cell>
          <table:table-cell office:value-type="float" office:value="662363">
            <text:p>662 363</text:p>
          </table:table-cell>
          <table:table-cell office:value-type="float" office:value="44">
            <text:p>44</text:p>
          </table:table-cell>
          <table:table-cell office:value-type="float" office:value="4407">
            <text:p>4407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CKai0231</text:p>
          </table:table-cell>
          <table:table-cell office:value-type="string">
            <text:p>Kaiping</text:p>
          </table:table-cell>
          <table:table-cell office:value-type="float" office:value="340214">
            <text:p>340 214</text:p>
          </table:table-cell>
          <table:table-cell office:value-type="float" office:value="497129">
            <text:p>497 129</text:p>
          </table:table-cell>
          <table:table-cell office:value-type="float" office:value="44">
            <text:p>44</text:p>
          </table:table-cell>
          <table:table-cell office:value-type="float" office:value="4407">
            <text:p>4407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CHes0360</text:p>
          </table:table-cell>
          <table:table-cell office:value-type="string">
            <text:p>Heshan</text:p>
          </table:table-cell>
          <table:table-cell office:value-type="float" office:value="264400">
            <text:p>264 400</text:p>
          </table:table-cell>
          <table:table-cell office:value-type="float" office:value="322794">
            <text:p>322 794</text:p>
          </table:table-cell>
          <table:table-cell office:value-type="float" office:value="44">
            <text:p>44</text:p>
          </table:table-cell>
          <table:table-cell office:value-type="float" office:value="4407">
            <text:p>440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CZha0183</text:p>
          </table:table-cell>
          <table:table-cell office:value-type="string">
            <text:p>ZhaoQing</text:p>
          </table:table-cell>
          <table:table-cell office:value-type="float" office:value="438157">
            <text:p>438 157</text:p>
          </table:table-cell>
          <table:table-cell office:value-type="float" office:value="601926">
            <text:p>601 926</text:p>
          </table:table-cell>
          <table:table-cell office:value-type="float" office:value="44">
            <text:p>44</text:p>
          </table:table-cell>
          <table:table-cell office:value-type="float" office:value="4412">
            <text:p>4412</text:p>
          </table:table-cell>
          <table:table-cell/>
          <table:table-cell table:style-name="ce4" office:value-type="float" office:value="27165">
            <text:p>2716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CSih0354</text:p>
          </table:table-cell>
          <table:table-cell office:value-type="string">
            <text:p>Sihui</text:p>
          </table:table-cell>
          <table:table-cell office:value-type="float" office:value="276419">
            <text:p>276 419</text:p>
          </table:table-cell>
          <table:table-cell office:value-type="float" office:value="326316">
            <text:p>326 316</text:p>
          </table:table-cell>
          <table:table-cell office:value-type="float" office:value="44">
            <text:p>44</text:p>
          </table:table-cell>
          <table:table-cell office:value-type="float" office:value="4412">
            <text:p>4412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CHui0054</text:p>
          </table:table-cell>
          <table:table-cell office:value-type="string">
            <text:p>Huicheng</text:p>
          </table:table-cell>
          <table:table-cell office:value-type="float" office:value="89560">
            <text:p>89 560</text:p>
          </table:table-cell>
          <table:table-cell office:value-type="float" office:value="1579818">
            <text:p>1 579 818</text:p>
          </table:table-cell>
          <table:table-cell office:value-type="float" office:value="44">
            <text:p>44</text:p>
          </table:table-cell>
          <table:table-cell office:value-type="float" office:value="4413">
            <text:p>4413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CHui0137</text:p>
          </table:table-cell>
          <table:table-cell office:value-type="string">
            <text:p>Huiyang</text:p>
          </table:table-cell>
          <table:table-cell office:value-type="float" office:value="118078">
            <text:p>118 078</text:p>
          </table:table-cell>
          <table:table-cell office:value-type="float" office:value="764816">
            <text:p>764 816</text:p>
          </table:table-cell>
          <table:table-cell office:value-type="float" office:value="44">
            <text:p>44</text:p>
          </table:table-cell>
          <table:table-cell office:value-type="float" office:value="4413">
            <text:p>4413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CHui0581</text:p>
          </table:table-cell>
          <table:table-cell office:value-type="string">
            <text:p>HuiZhou</text:p>
          </table:table-cell>
          <table:table-cell office:value-type="float" office:value="591686">
            <text:p>591 686</text:p>
          </table:table-cell>
          <table:table-cell office:value-type="float" office:value="186276">
            <text:p>186 276</text:p>
          </table:table-cell>
          <table:table-cell office:value-type="float" office:value="44">
            <text:p>44</text:p>
          </table:table-cell>
          <table:table-cell office:value-type="float" office:value="4413">
            <text:p>44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 table:style-name="Default" office:value-type="string">
            <text:p>Zhongshan</text:p>
          </table:table-cell>
          <table:table-cell table:style-name="Default"/>
          <table:table-cell table:style-name="ce4" office:value-type="float" office:value="3120884">
            <text:p>3120884</text:p>
          </table:table-cell>
          <table:table-cell table:style-name="Default" table:number-columns-repeated="2"/>
          <table:table-cell/>
          <table:table-cell table:style-name="ce4" office:value-type="float" office:value="56106">
            <text:p>56106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style-name="Default"/>
          <table:table-cell table:style-name="Default" office:value-type="string">
            <text:p>Dongguan</text:p>
          </table:table-cell>
          <table:table-cell table:style-name="Default"/>
          <table:table-cell table:style-name="ce4" office:value-type="float" office:value="8220237">
            <text:p>8220237</text:p>
          </table:table-cell>
          <table:table-cell table:style-name="Default" table:number-columns-repeated="2"/>
          <table:table-cell/>
          <table:table-cell table:style-name="ce4" office:value-type="float" office:value="60694">
            <text:p>60694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12/04/2017</text:date>, <text:time>16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4-11T14:20:43</meta:creation-date>
    <dc:date>2017-04-12T16:10:05</dc:date>
    <dc:creator>Juste Raimbault</dc:creator>
    <meta:editing-duration>PT20H5M27S</meta:editing-duration>
    <meta:editing-cycles>8</meta:editing-cycles>
    <meta:generator>OpenOffice/4.1.1$Unix OpenOffice.org_project/411m6$Build-9775</meta:generator>
    <meta:document-statistic meta:table-count="3" meta:cell-count="122" meta:object-count="0"/>
    <meta:user-defined meta:name=""/>
  </office:meta>
</office:document-meta>
</file>